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B93BF337E9.png" manifest:media-type="image/png"/>
  <manifest:file-entry manifest:full-path="Pictures/1000000100000249000000BAA03395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9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174347" officeooo:paragraph-rsid="00174347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4347" officeooo:paragraph-rsid="00174347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normal" officeooo:rsid="00174347" officeooo:paragraph-rsid="0017434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style="italic" fo:font-weight="normal" officeooo:rsid="00174347" officeooo:paragraph-rsid="00174347" style:font-size-asian="18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74347" officeooo:paragraph-rsid="00174347" style:font-size-asian="24pt" style:font-weight-asian="bold" style:font-size-complex="24pt" style:font-weight-complex="bold"/>
    </style:style>
    <style:style style:name="P17" style:family="paragraph" style:parent-style-name="Standard">
      <style:text-properties officeooo:rsid="001823dd" officeooo:paragraph-rsid="001823dd"/>
    </style:style>
    <style:style style:name="P18" style:family="paragraph" style:parent-style-name="Standard">
      <style:paragraph-properties fo:margin-left="0.751cm" fo:margin-right="0cm" fo:text-indent="0.751cm" style:auto-text-indent="false"/>
      <style:text-properties officeooo:rsid="00174347" officeooo:paragraph-rsid="00174347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74347" officeooo:paragraph-rsid="00174347"/>
    </style:style>
    <style:style style:name="P20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21" style:family="paragraph" style:parent-style-name="Standard_20__28_user_29_">
      <style:text-properties style:font-name="Arial1" fo:font-size="11pt" officeooo:rsid="001823dd" officeooo:paragraph-rsid="001823dd" style:font-size-asian="11pt" style:font-size-complex="11pt"/>
    </style:style>
    <style:style style:name="P22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Heading_20_2" style:list-style-name="WWNum3"/>
    <style:style style:name="P26" style:family="paragraph" style:parent-style-name="Standard" style:master-page-name="First_20_Page">
      <style:paragraph-properties style:page-number="1"/>
    </style:style>
    <style:style style:name="P27" style:family="paragraph" style:parent-style-name="Standard" style:list-style-name="L1">
      <style:text-properties officeooo:rsid="001823dd" officeooo:paragraph-rsid="001823dd"/>
    </style:style>
    <style:style style:name="P28" style:family="paragraph" style:parent-style-name="Standard" style:list-style-name="L2">
      <style:text-properties officeooo:rsid="001823dd" officeooo:paragraph-rsid="001823dd"/>
    </style:style>
    <style:style style:name="P29" style:family="paragraph" style:parent-style-name="Standard" style:list-style-name="L4">
      <style:text-properties officeooo:rsid="001823dd" officeooo:paragraph-rsid="001823dd"/>
    </style:style>
    <style:style style:name="P30" style:family="paragraph" style:parent-style-name="Standard" style:list-style-name="L5">
      <style:text-properties officeooo:rsid="001823dd" officeooo:paragraph-rsid="001823dd"/>
    </style:style>
    <style:style style:name="P31" style:family="paragraph" style:parent-style-name="Standard" style:list-style-name="L6">
      <style:text-properties officeooo:rsid="001823dd" officeooo:paragraph-rsid="001823dd"/>
    </style:style>
    <style:style style:name="P32" style:family="paragraph" style:parent-style-name="Standard" style:list-style-name="L4">
      <style:text-properties fo:font-weight="bold" officeooo:rsid="001823dd" officeooo:paragraph-rsid="001823dd" style:font-weight-asian="bold" style:font-weight-complex="bold"/>
    </style:style>
    <style:style style:name="P33" style:family="paragraph" style:parent-style-name="Standard" style:list-style-name="L6">
      <style:text-properties officeooo:rsid="0019ad98" officeooo:paragraph-rsid="0019ad98"/>
    </style:style>
    <style:style style:name="P34" style:family="paragraph" style:parent-style-name="Standard" style:list-style-name="L7">
      <style:text-properties officeooo:rsid="0019ad98" officeooo:paragraph-rsid="0019ad98"/>
    </style:style>
    <style:style style:name="P35" style:family="paragraph" style:parent-style-name="Standard" style:list-style-name="L8">
      <style:text-properties officeooo:rsid="0019ad98" officeooo:paragraph-rsid="0019ad98"/>
    </style:style>
    <style:style style:name="P36" style:family="paragraph" style:parent-style-name="Standard_20__28_user_29_" style:list-style-name="L3">
      <style:text-properties style:font-name="Arial1" fo:font-size="11pt" officeooo:rsid="001823dd" officeooo:paragraph-rsid="001823dd" style:font-size-asian="11pt" style:font-size-complex="11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style:font-name-asian="Times New Roman1"/>
    </style:style>
    <style:style style:name="T4" style:family="text">
      <style:text-properties fo:color="#000000" loext:opacity="100%" fo:font-weight="bold" style:font-name-asian="Times New Roman1" style:font-weight-asian="bold" style:font-weight-complex="bold"/>
    </style:style>
    <style:style style:name="T5" style:family="text">
      <style:text-properties officeooo:rsid="0019ad98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2"/>
      <text:p text:style-name="P12"/>
      <text:p text:style-name="P12"/>
      <text:p text:style-name="P13">GameTracker</text:p>
      <text:p text:style-name="P16"><text:s/><text:span text:style-name="T3">Plataforma de Seguimento e Reseñas de Videoxogos</text:span></text:p>
      <text:p text:style-name="P13"/>
      <text:p text:style-name="P14">Rubén Agra Casal</text:p>
      <text:p text:style-name="P15">2º Desarrollo de aplicaciones multiplataforma</text:p>
      <text:p text:style-name="P19"/>
      <text:p text:style-name="P20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263_167962671" text:style-name="Index_20_Link" text:visited-style-name="Index_20_Link">1. Tipo de proxecto<text:tab/>3</text:a></text:p>
          <text:p text:style-name="P10"><text:a xlink:type="simple" xlink:href="#__RefHeading___Toc1265_167962671" text:style-name="Index_20_Link" text:visited-style-name="Index_20_Link">2. Descrición do proxecto<text:tab/>3</text:a></text:p>
          <text:p text:style-name="P10"><text:a xlink:type="simple" xlink:href="#__RefHeading___Toc1267_167962671" text:style-name="Index_20_Link" text:visited-style-name="Index_20_Link">3. Contextualización<text:tab/>3</text:a></text:p>
          <text:p text:style-name="P11"><text:a xlink:type="simple" xlink:href="#__RefHeading___Toc1269_167962671" text:style-name="Index_20_Link" text:visited-style-name="Index_20_Link">3.1. A quen vai destinado e por qué?<text:tab/>3</text:a></text:p>
          <text:p text:style-name="P11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11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11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10"><text:a xlink:type="simple" xlink:href="#__RefHeading___Toc1277_167962671" text:style-name="Index_20_Link" text:visited-style-name="Index_20_Link">4. Análise preliminar do proxecto<text:tab/>3</text:a></text:p>
          <text:p text:style-name="P11"><text:a xlink:type="simple" xlink:href="#__RefHeading___Toc1279_167962671" text:style-name="Index_20_Link" text:visited-style-name="Index_20_Link">4.1. Obxectivos que pretende alcanzar o proxecto<text:tab/>3</text:a></text:p>
          <text:p text:style-name="P11"><text:a xlink:type="simple" xlink:href="#__RefHeading___Toc1281_167962671" text:style-name="Index_20_Link" text:visited-style-name="Index_20_Link">4.2. Alcance e principais requisitos<text:tab/>3</text:a></text:p>
          <text:p text:style-name="P11"><text:a xlink:type="simple" xlink:href="#__RefHeading___Toc1283_167962671" text:style-name="Index_20_Link" text:visited-style-name="Index_20_Link">4.3. Actividades a levar a cabo para dar forma ao proxecto.<text:tab/>3</text:a></text:p>
          <text:p text:style-name="P11"><text:a xlink:type="simple" xlink:href="#__RefHeading___Toc1285_167962671" text:style-name="Index_20_Link" text:visited-style-name="Index_20_Link">4.4. Tecnoloxías que se empregarán<text:tab/>3</text:a></text:p>
        </text:index-body>
      </text:table-of-content>
      <text:p text:style-name="P7"/>
      <text:p text:style-name="P8"/>
      <text:p text:style-name="P9"/>
      <text:list text:style-name="WWNum3">
        <text:list-item>
          <text:h text:style-name="P22" text:outline-level="1"><text:bookmark-start text:name="_Toc99643930"/><text:bookmark-start text:name="__RefHeading___Toc1263_167962671"/>Tipo de proxecto<text:bookmark-end text:name="_Toc99643930"/><text:bookmark-end text:name="__RefHeading___Toc1263_167962671"/></text:h>
        </text:list-item>
      </text:list>
      <text:p text:style-name="P18">O proxecto consistirá nunha aplicación móbil na que permitirá aos usuarios rexistrar, puntuar e comentar videoxogos que estean tanto xogando no momento ou que haxan <text:span text:style-name="T3">xogado nun pasado</text:span>. Sería similar a outras aplicacións existentes recoñecidas como Letterboxd ou GoodReads pero centrado nesta temática.</text:p>
      <text:list xml:id="list162810975779127" text:continue-numbering="true" text:style-name="WWNum3">
        <text:list-item>
          <text:h text:style-name="P24" text:outline-level="1"><text:bookmark-start text:name="_Toc99643931"/><text:bookmark-start text:name="__RefHeading___Toc1265_167962671"/>Descrición do proxecto<text:bookmark-end text:name="_Toc99643931"/><text:bookmark-end text:name="__RefHeading___Toc1265_167962671"/></text:h>
        </text:list-item>
      </text:list>
      <text:p text:style-name="P17">O proxecto consistiría nunha aplicación móbil que permitiría aos usuarios:</text:p>
      <text:list text:style-name="L1">
        <text:list-item>
          <text:p text:style-name="P27">Engadir videoxogos á súa colección.</text:p>
        </text:list-item>
        <text:list-item>
          <text:p text:style-name="P27">Puntuar e escribir reseñas.</text:p>
        </text:list-item>
        <text:list-item>
          <text:p text:style-name="P27">Seguir a outros usuarios e ver as súas listas.</text:p>
        </text:list-item>
        <text:list-item>
          <text:p text:style-name="P27">Explorar recomendacións baseadas nos seus gustos.</text:p>
        </text:list-item>
        <text:list-item>
          <text:p text:style-name="P27">Xestionar a súa lista (Xogos rematados, wishlist, favoritos, etc)</text:p>
        </text:list-item>
        <text:list-item>
          <text:p text:style-name="P27">Visualizar estadísticas gráficas (Xénero máis xogado, horas dedicadas a cada título...)</text:p>
        </text:list-item>
      </text:list>
      <text:list text:continue-list="list162810975779127" text:style-name="WWNum3">
        <text:list-item>
          <text:h text:style-name="P23" text:outline-level="1"><text:bookmark-start text:name="_Toc99643932"/><text:bookmark-start text:name="__RefHeading___Toc1267_167962671"/>Contextualización<text:bookmark-end text:name="_Toc99643932"/><text:bookmark-end text:name="__RefHeading___Toc1267_167962671"/></text:h>
          <text:list>
            <text:list-item>
              <text:h text:style-name="P25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7">Esta aplicación estaría dirixida a xogadores tanto casuais coma máis dedicados para que poidan ter una boa organización da súa colección e compartir opinións con outros usuarios. A necesidade sae de que non existe realmente unha aplicación decente que poida facer isto, e as aplicacións nas que se pode ter un seguimento son bastante utilizadas. </text:p>
      <text:list xml:id="list162811440349912" text:continue-numbering="true" text:style-name="WWNum3">
        <text:list-item>
          <text:list>
            <text:list-item>
              <text:h text:style-name="P25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list text:style-name="L2">
        <text:list-item>
          <text:p text:style-name="P28">Permitir aos xogadores levar un rexistro adecuado da súa colección</text:p>
        </text:list-item>
        <text:list-item>
          <text:p text:style-name="P28">Ofrecer recomendacións personalizadas</text:p>
        </text:list-item>
        <text:list-item>
          <text:p text:style-name="P28">Fomentar a interacción entre a comunidade</text:p>
        </text:list-item>
      </text:list>
      <text:list xml:id="list162811103451747" text:continue-list="list162811440349912" text:style-name="WWNum3">
        <text:list-item>
          <text:list>
            <text:list-item>
              <text:h text:style-name="P25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21"><text:bookmark text:name="_heading=h.3znysh7"/><text:bookmark text:name="_heading=h.2et92p0"/>Sí, hai varias plataformas similares como Backloggd, GG App e HowLongToBeat, pero:</text:p>
      <text:list text:style-name="L3">
        <text:list-item>
          <text:p text:style-name="P36">Algunhas carecen de interfaces pouco intuitivas.</text:p>
        </text:list-item>
        <text:list-item>
          <text:p text:style-name="P36">Algunhas non están actualizadas.</text:p>
        </text:list-item>
        <text:list-item>
          <text:p text:style-name="P36">Non todas permiten unha interacción social ao nivel de Letterboxd.</text:p>
        </text:list-item>
      </text:list>
      <text:list xml:id="list162810785531685" text:continue-list="list162811103451747" text:style-name="WWNum3">
        <text:list-item>
          <text:list>
            <text:list-item>
              <text:h text:style-name="P25" text:outline-level="2"><text:bookmark-start text:name="__RefHeading___Toc1275_167962671"/><text:soft-page-break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7"><text:bookmark text:name="_heading=h.tyjcwt"/>Sí, podería monetizarse con:</text:p>
      <text:list text:style-name="L4">
        <text:list-item>
          <text:p text:style-name="P29"><text:span text:style-name="T6">Subscripción premium</text:span> (listas avanzadas, estadísticas máis detalladas, temas personalizados para o perfil...).</text:p>
        </text:list-item>
        <text:list-item>
          <text:p text:style-name="P32">Publicidade non invasiva.</text:p>
        </text:list-item>
        <text:list-item>
          <text:p text:style-name="P29"><text:span text:style-name="T4">Afiliación</text:span><text:span text:style-name="T6"> con tendas de videoxogos</text:span> (enlaces a Steam).</text:p>
        </text:list-item>
      </text:list>
      <text:p text:style-name="Standard"><text:bookmark text:name="_heading=h.3dy6vkm"/></text:p>
      <text:list xml:id="list162810930543721" text:continue-list="list162810785531685" text:style-name="WWNum3">
        <text:list-item>
          <text:h text:style-name="P23" text:outline-level="1"><text:bookmark-start text:name="_Toc99643937"/><text:bookmark-start text:name="__RefHeading___Toc1277_167962671"/>Análise preliminar do proxecto<text:bookmark-end text:name="_Toc99643937"/><text:bookmark-end text:name="__RefHeading___Toc1277_167962671"/></text:h>
          <text:list>
            <text:list-item>
              <text:h text:style-name="P25" text:outline-level="2"><text:bookmark text:name="_heading=h.4d34og8"/><text:bookmark-start text:name="__RefHeading___Toc1279_167962671"/>Obxectivos que pretende alcanzar o proxecto<text:bookmark-end text:name="__RefHeading___Toc1279_167962671"/></text:h>
            </text:list-item>
          </text:list>
        </text:list-item>
      </text:list>
      <text:list text:style-name="L5">
        <text:list-item>
          <text:p text:style-name="P30">Crear unha plataforma intuitiva e atractiva para xestionar bibliotecas de videoxogos.</text:p>
        </text:list-item>
        <text:list-item>
          <text:p text:style-name="P30">Fomentar á comunidade a través de reseñas e recomendacións.</text:p>
        </text:list-item>
        <text:list-item>
          <text:p text:style-name="P30">Implementar un sistema de recomendacións baseado nas preferencias do usuario.</text:p>
        </text:list-item>
      </text:list>
      <text:list xml:id="list162811246062267" text:continue-list="list162810930543721" text:style-name="WWNum3">
        <text:list-item>
          <text:list>
            <text:list-item>
              <text:h text:style-name="P25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list text:style-name="L6">
        <text:list-item>
          <text:p text:style-name="P31">Sistema CRUD como funcionalidade básica (engadir xogos, modificar, eliminar, listas personalizadas, reseñas...)</text:p>
        </text:list-item>
        <text:list-item>
          <text:p text:style-name="P31">Melloras futuras: Implementar recomendacións personalizadas, estadísticas gráficas propias, <text:span text:style-name="T5">visualización de actividade ou linea de tempo dos usuarios amigos.</text:span></text:p>
        </text:list-item>
        <text:list-item>
          <text:p text:style-name="P33">Requisitos técnicos: Desenvolvemento en Jetpack Compose, backend en Firebase.</text:p>
        </text:list-item>
      </text:list>
      <text:list xml:id="list162811207506865" text:continue-list="list162811246062267" text:style-name="WWNum3">
        <text:list-item>
          <text:list>
            <text:list-item>
              <text:h text:style-name="P25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list text:style-name="L7">
        <text:list-item>
          <text:p text:style-name="P34">Investigación de plataformas similares (Letterboxd, GoodReads, Musicboard, MyAnimeList).</text:p>
        </text:list-item>
        <text:list-item>
          <text:p text:style-name="P34">Deseño de UI/UX.</text:p>
        </text:list-item>
        <text:list-item>
          <text:p text:style-name="P34">Desenvolvemento de base de datos (xestión de usuarios, api externa...).</text:p>
        </text:list-item>
        <text:list-item>
          <text:p text:style-name="P34">Implementación de frontend utilizando Jetpack Compose.</text:p>
        </text:list-item>
        <text:list-item>
          <text:p text:style-name="P34">Probas e feedback de usuarios target.</text:p>
        </text:list-item>
      </text:list>
      <text:list text:continue-list="list162811207506865" text:style-name="WWNum3">
        <text:list-item>
          <text:list>
            <text:list-item>
              <text:h text:style-name="P25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list text:style-name="L8">
        <text:list-item>
          <text:p text:style-name="P35"><text:span text:style-name="T6">Frontend:</text:span> Jetpack Compose (Kotlin).</text:p>
        </text:list-item>
        <text:list-item>
          <text:p text:style-name="P35"><text:span text:style-name="T6">Backend: </text:span>Fireabase.</text:p>
        </text:list-item>
        <text:list-item>
          <text:p text:style-name="P35"><text:soft-page-break/><text:span text:style-name="T6">Base de datos: </text:span>Mariadb.</text:p>
        </text:list-item>
        <text:list-item>
          <text:p text:style-name="P35"><text:span text:style-name="T6">Autenticación</text:span>: Google Auth / Correo electrónico</text:p>
        </text:list-item>
        <text:list-item>
          <text:p text:style-name="P35"><text:span text:style-name="T6">APIs externas:</text:span> RAWG API (información de xogo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style:default-outline-level="1" style:list-style-name="WWNum3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5"><draw:image xlink:href="Pictures/1000000000000310000001B93BF337E9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9"><draw:image xlink:href="Pictures/1000000100000249000000BAA0339508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5</text:page-number></text:span><text:span text:style-name="MT2"><text:s/>| </text:span><text:span text:style-name="MT2"><text:page-count>5</text:page-count></text:span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3BF337E9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A0339508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5</meta:editing-cycles>
    <meta:creation-date>2022-03-31T16:47:00</meta:creation-date>
    <dc:date>2025-02-03T11:47:59.657000000</dc:date>
    <meta:editing-duration>PT10M2S</meta:editing-duration>
    <meta:generator>LibreOffice/24.2.3.2$Windows_X86_64 LibreOffice_project/433d9c2ded56988e8a90e6b2e771ee4e6a5ab2ba</meta:generator>
    <meta:document-statistic meta:table-count="0" meta:image-count="4" meta:object-count="0" meta:page-count="5" meta:paragraph-count="66" meta:word-count="613" meta:character-count="4022" meta:non-whitespace-character-count="3515"/>
    <meta:user-defined meta:name="AppVersion">15.0000</meta:user-defined>
    <meta:template xlink:type="simple" xlink:actuate="onRequest" xlink:title="Normal" xlink:href=""/>
  </office:meta>
</office:document-meta>
</file>